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  <text:p text:style-name="P9"/>
      <text:p text:style-name="P9">Mon 11/7/16 <text:span text:style-name="T1">6.5 miles</text:span></text:p>
      <text:p text:style-name="P9">6 miles jogging and running (1.5 on roads, 4.5 on outdoor track)</text:p>
      <text:p text:style-name="P9">The 6 miles consisted of intervals of 3 x ¾ mile and 4 x ½ mile with a ¼ mile jog before each interval. <text:s/>After the 6 miles I walked a ½ mile. </text:p>
      <text:p text:style-name="P9">avg pace for 3 x ¾ mile = <text:s/>9:49/mile, </text:p>
      <text:p text:style-name="P9">avg pace for 4 x ½ mile = 9:10/mile, </text:p>
      <text:p text:style-name="P9">avg pace for jogs = 12:30/mil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7T13:37:35.97</dc:date>
    <dc:creator>James Lombardi</dc:creator>
    <meta:editing-duration>PT10H4M51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5" meta:paragraph-count="160" meta:word-count="1463" meta:character-count="7002"/>
  </office:meta>
</office:document-meta>
</file>